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0625in"/>
    </style:style>
    <style:style style:name="Table1.C"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932f" officeooo:paragraph-rsid="001e932f"/>
    </style:style>
    <style:style style:name="P2" style:family="paragraph" style:parent-style-name="Standard">
      <style:text-properties officeooo:rsid="001eb49d" officeooo:paragraph-rsid="001eb49d"/>
    </style:style>
    <style:style style:name="P3" style:family="paragraph" style:parent-style-name="Standard">
      <style:text-properties fo:color="#00ae00" officeooo:rsid="001eb49d" officeooo:paragraph-rsid="001eb49d"/>
    </style:style>
    <style:style style:name="P4" style:family="paragraph" style:parent-style-name="Standard">
      <style:text-properties officeooo:rsid="001eb49d" officeooo:paragraph-rsid="001eb49d" fo:background-color="#cccccc"/>
    </style:style>
    <style:style style:name="P5" style:family="paragraph" style:parent-style-name="Standard">
      <loext:graphic-properties draw:fill="none"/>
      <style:paragraph-properties fo:margin-left="0.5in" fo:margin-right="0.5in" fo:text-indent="0in" style:auto-text-indent="false" fo:background-color="transparent"/>
      <style:text-properties officeooo:rsid="001e932f" officeooo:paragraph-rsid="001e932f"/>
    </style:style>
    <style:style style:name="P6" style:family="paragraph" style:parent-style-name="Standard" style:master-page-name="">
      <loext:graphic-properties draw:fill="none"/>
      <style:paragraph-properties fo:margin-left="0.5in" fo:margin-right="0.5in" fo:text-indent="0in" style:auto-text-indent="false" style:page-number="auto" fo:background-color="transparent"/>
      <style:text-properties officeooo:rsid="001e932f" officeooo:paragraph-rsid="001e932f"/>
    </style:style>
    <style:style style:name="P7" style:family="paragraph" style:parent-style-name="Standard" style:list-style-name="L1">
      <style:text-properties officeooo:rsid="001e932f" officeooo:paragraph-rsid="001e932f"/>
    </style:style>
    <style:style style:name="P8" style:family="paragraph" style:parent-style-name="Standard" style:list-style-name="L1">
      <style:text-properties officeooo:rsid="001e932f" officeooo:paragraph-rsid="0020bf1f"/>
    </style:style>
    <style:style style:name="P9" style:family="paragraph" style:parent-style-name="Standard">
      <style:text-properties officeooo:rsid="001eb49d" officeooo:paragraph-rsid="001eb49d"/>
    </style:style>
    <style:style style:name="P10" style:family="paragraph" style:parent-style-name="Standard">
      <style:text-properties officeooo:rsid="002128bf" officeooo:paragraph-rsid="002128bf"/>
    </style:style>
    <style:style style:name="P11" style:family="paragraph" style:parent-style-name="Standard">
      <style:text-properties officeooo:rsid="0021b5b5" officeooo:paragraph-rsid="0023900c"/>
    </style:style>
    <style:style style:name="P12" style:family="paragraph" style:parent-style-name="Standard">
      <style:text-properties officeooo:rsid="00264f73" officeooo:paragraph-rsid="00264f73"/>
    </style:style>
    <style:style style:name="P13" style:family="paragraph" style:parent-style-name="Standard" style:list-style-name="L2">
      <style:text-properties officeooo:rsid="00264f73" officeooo:paragraph-rsid="00264f73"/>
    </style:style>
    <style:style style:name="P14" style:family="paragraph" style:parent-style-name="Standard" style:list-style-name="L1">
      <style:text-properties officeooo:rsid="002fe4d2" officeooo:paragraph-rsid="002fe4d2"/>
    </style:style>
    <style:style style:name="P15" style:family="paragraph" style:parent-style-name="Footnote">
      <style:text-properties officeooo:rsid="0026fa3f" officeooo:paragraph-rsid="0026fa3f"/>
    </style:style>
    <style:style style:name="P16" style:family="paragraph" style:parent-style-name="Footnote">
      <style:text-properties officeooo:rsid="002941df" officeooo:paragraph-rsid="002941df"/>
    </style:style>
    <style:style style:name="P17" style:family="paragraph" style:parent-style-name="Footnote">
      <style:text-properties officeooo:rsid="0029f429" officeooo:paragraph-rsid="0029f429"/>
    </style:style>
    <style:style style:name="P18" style:family="paragraph" style:parent-style-name="Footnote">
      <style:text-properties officeooo:rsid="002bab5e" officeooo:paragraph-rsid="002bab5e"/>
    </style:style>
    <style:style style:name="P19" style:family="paragraph" style:parent-style-name="Table_20_Contents">
      <style:text-properties officeooo:rsid="00264f73" officeooo:paragraph-rsid="00264f73"/>
    </style:style>
    <style:style style:name="P20" style:family="paragraph" style:parent-style-name="Table_20_Contents" style:list-style-name="L3">
      <style:text-properties officeooo:rsid="00264f73" officeooo:paragraph-rsid="00264f73"/>
    </style:style>
    <style:style style:name="P21" style:family="paragraph" style:parent-style-name="Table_20_Contents" style:list-style-name="L4">
      <style:text-properties officeooo:rsid="00264f73" officeooo:paragraph-rsid="00264f73"/>
    </style:style>
    <style:style style:name="P22" style:family="paragraph" style:parent-style-name="Table_20_Contents" style:list-style-name="L5">
      <style:text-properties officeooo:rsid="00264f73" officeooo:paragraph-rsid="00264f73"/>
    </style:style>
    <style:style style:name="P23" style:family="paragraph" style:parent-style-name="Table_20_Contents" style:list-style-name="L5">
      <style:text-properties officeooo:rsid="002ce8d2" officeooo:paragraph-rsid="002ce8d2"/>
    </style:style>
    <style:style style:name="P24" style:family="paragraph" style:parent-style-name="Table_20_Contents" style:list-style-name="L5">
      <style:text-properties officeooo:rsid="002ec17b" officeooo:paragraph-rsid="002ec17b"/>
    </style:style>
    <style:style style:name="T1" style:family="text">
      <style:text-properties officeooo:rsid="001eb49d"/>
    </style:style>
    <style:style style:name="T2" style:family="text">
      <style:text-properties fo:background-color="#cccccc" loext:char-shading-value="0"/>
    </style:style>
    <style:style style:name="T3" style:family="text">
      <style:text-properties fo:color="#00ae00"/>
    </style:style>
    <style:style style:name="T4" style:family="text">
      <style:text-properties officeooo:rsid="0020bf1f"/>
    </style:style>
    <style:style style:name="T5" style:family="text">
      <style:text-properties fo:font-style="italic" style:font-style-asian="italic" style:font-style-complex="italic"/>
    </style:style>
    <style:style style:name="T6" style:family="text">
      <style:text-properties officeooo:rsid="0023900c"/>
    </style:style>
    <style:style style:name="T7" style:family="text">
      <style:text-properties fo:font-weight="bold" style:font-weight-asian="bold" style:font-weight-complex="bold"/>
    </style:style>
    <style:style style:name="T8" style:family="text">
      <style:text-properties officeooo:rsid="003034c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ecial Math Functions</text:p>
      <text:section text:style-name="Sect1" text:name="Background and proposal">
        <text:h text:style-name="Heading_20_3" text:outline-level="3">Background and proposal</text:h>
      </text:section>
      <text:p text:style-name="P1">Mathematical Special Functions were proposed [<text:reference-ref text:reference-format="text" text:ref-name="N1422">N1422</text:reference-ref>, <text:reference-ref text:reference-format="text" text:ref-name="N1514">N1514</text:reference-ref>, <text:reference-ref text:reference-format="text" text:ref-name="N1542">N1542</text:reference-ref>] for C++ with the following</text:p>
      <text:p text:style-name="P1">rationale:</text:p>
      <text:p text:style-name="P6">While these functions are clearly numerical in nature and will likely be most heavily</text:p>
      <text:p text:style-name="P5">used by the scientific and engineering communities, other communities of programmers</text:p>
      <text:p text:style-name="P5">also have needs, ranging from frequent to intermittent, for these functions. . . . [W]e</text:p>
      <text:p text:style-name="P5">believe that adoption of this proposal would send a clear message to the various</text:p>
      <text:p text:style-name="P5">numeric computing communities that, contrary to significant popular belief within</text:p>
      <text:p text:style-name="P5">these communities, C++ is an eminently suitable programming language for their problem domain, too.</text:p>
      <text:p text:style-name="P1">Modulo some additional discussion and wordsmithing [<text:reference-ref text:reference-format="text" text:ref-name="N1502">N1502</text:reference-ref>, <text:reference-ref text:reference-format="text" text:ref-name="N1570">N1570</text:reference-ref>, <text:reference-ref text:reference-format="text" text:ref-name="N1665">N1665</text:reference-ref>, <text:reference-ref text:reference-format="text" text:ref-name="N1884">N1884</text:reference-ref>], the pro-</text:p>
      <text:p text:style-name="P1">posal’s wording was subsequently published as one of the clauses comprising WG21’s TR1 [<text:reference-ref text:reference-format="page" text:ref-name="ISO07">2</text:reference-ref>].</text:p>
      <text:p text:style-name="P1">When it came time to determine what to do with TR1 relative to C++0X, WG21 decided<text:note text:id="ftn1" text:note-class="footnote"><text:note-citation>1</text:note-citation><text:note-body><text:p text:style-name="P15">The decision was made at the Berlin meeting (2006) via two motions.</text:p></text:note-body></text:note> to adopt</text:p>
      <text:p text:style-name="P1">essentially all of TR1 into the Working Paper, with the notable exclusion of the clause specifying</text:p>
      <text:p text:style-name="P1">the Mathematical Special Functions. During the discussion that led to that decision, it was principally argued that these functions’ implementation would be a development hardship and maintenance burden for vendors, noting that "Users aren’t breaking down our doors clamoring for these functions."<text:note text:id="ftn3" text:note-class="footnote"><text:note-citation>2</text:note-citation><text:note-body><text:p text:style-name="P17">However, it was evidently not deemed a similar hardship and burden to integrate C99’s then-new math functions</text:p><text:p text:style-name="P17">(some of which, like the hyperbolic functions, are actually mathematically classified as special functions) into C++11.</text:p><text:p text:style-name="P17">As enumerated by P. J. Plauger in [N1372], the functions added to <text:span text:style-name="T7">&lt;math.h&gt;</text:span> consisted of “<text:span text:style-name="T7">acosh</text:span>, <text:span text:style-name="T7">asinh</text:span>, <text:span text:style-name="T7">atanh</text:span>, <text:span text:style-name="T7">cbrt</text:span>,</text:p><text:p text:style-name="P17"><text:span text:style-name="T7">copysign</text:span>, <text:span text:style-name="T7">erf</text:span>, <text:span text:style-name="T7">erfc</text:span>, <text:span text:style-name="T7">exp2</text:span>, <text:span text:style-name="T7">expm1</text:span>, <text:span text:style-name="T7">fdim</text:span>, <text:span text:style-name="T7">fma</text:span>, <text:span text:style-name="T7">fmax</text:span>, <text:span text:style-name="T7">fmin</text:span>, <text:span text:style-name="T7">hypot</text:span>, <text:span text:style-name="T7">ilogb</text:span>, <text:span text:style-name="T7">lgamma</text:span>, <text:span text:style-name="T7">llrint</text:span>, <text:span text:style-name="T7">llround</text:span>, <text:span text:style-name="T7">log1p</text:span>, <text:span text:style-name="T7">log2</text:span>, <text:span text:style-name="T7">logb</text:span>,</text:p><text:p text:style-name="P17"><text:span text:style-name="T7">lrint</text:span>, <text:span text:style-name="T7">lround</text:span>, <text:span text:style-name="T7">nan</text:span>, <text:span text:style-name="T7">nearbyint</text:span>, <text:span text:style-name="T7">nextafter</text:span>, <text:span text:style-name="T7">nexttoward</text:span>, <text:span text:style-name="T7">remainder</text:span>, <text:span text:style-name="T7">remquo</text:span>, <text:span text:style-name="T7">rint</text:span>, <text:span text:style-name="T7">round</text:span>, <text:span text:style-name="T7">scalbln</text:span>, <text:span text:style-name="T7">scanbn</text:span>, <text:span text:style-name="T7">tgamma</text:span>,</text:p><text:p text:style-name="P17">and <text:span text:style-name="T7">trunc</text:span>, plus float versions (ending in <text:span text:style-name="T7">f</text:span>) and long double versions (ending in <text:span text:style-name="T7">l</text:span>)” as well as additional new macros,</text:p><text:p text:style-name="P17">function macros, and entirely new related headers such as <text:span text:style-name="T7">&lt;fenv.h&gt;</text:span>.</text:p></text:note-body></text:note> Still later, following WG14’s lead [<text:reference-ref text:reference-format="text" text:ref-name="ISO09">ISO09</text:reference-ref>],<text:note text:id="ftn2" text:note-class="footnote"><text:note-citation>3</text:note-citation><text:note-body><text:p text:style-name="P16">In explaining why it wanted to issue an International Standard rather than a Technical Report on this topic, John</text:p><text:p text:style-name="P16">Benito noted on behalf of WG14 that the state of the art had advanced considerably since the project’s inception: “[Now</text:p><text:p text:style-name="P16">t]here are several implementations, complete or under development, all using the functionality that the committee in-</text:p><text:p text:style-name="P16">tended to document. . . ” [<text:reference-ref text:reference-format="text" text:ref-name="Ben07">Ben07</text:reference-ref>].</text:p></text:note-body></text:note> WG21 voted to issue its own Mathematical Special Functions International Standard, IS 29124:2010 [<text:reference-ref text:reference-format="text" text:ref-name="N3060">N3060</text:reference-ref>, <text:reference-ref text:reference-format="text" text:ref-name="ISO10">ISO10</text:reference-ref>].<text:note text:id="ftn0" text:note-class="footnote"><text:note-citation>4</text:note-citation><text:note-body><text:p text:style-name="P15">According to WG21 Convener Herb Sutter, these two International Standards are reportedly the first in ISO history</text:p><text:p text:style-name="P15">that were approved after two ballots each, rather than via the usual three-ballot process, <text:span text:style-name="T7">because there were no “no” votes</text:span>.</text:p></text:note-body></text:note> With encouragement/approval from Study Group 6 (numerics) at previous WG21 meetings, we therefore <text:span text:style-name="T7">propose to merge IS 29124:2010 [</text:span><text:span text:style-name="T7"><text:reference-ref text:reference-format="text" text:ref-name="ISO10">ISO10</text:reference-ref></text:span><text:span text:style-name="T7">] into the C++17 standard</text:span>. We do so for the following principal reasons:</text:p>
      <text:list xml:id="list2589186562094170161" text:style-name="L1">
        <text:list-item>
          <text:p text:style-name="P8"><text:span text:style-name="T4">The most important gift that modern C++ could bring the numericist is the separation of number and algorithm – similar to the successful separation of container and algorithm- in ways that are both principled and performant. <text:s/>Special functions form a laboratory and gateway drug for this effort.</text:span></text:p>
        </text:list-item>
        <text:list-item>
          <text:p text:style-name="P8"><text:span text:style-name="T4">Implementations of these functions have been described in many books and papers in the open literature. Implementations, both free and proprietary, and in various languages, and have been available for many years</text:span>. <text:s/><text:span text:style-name="T4">The implementation of these functions is simultaneously moderately difficult but fairly settled. <text:s/>This is perfect for a library.</text:span></text:p>
        </text:list-item>
        <text:list-item>
          <text:p text:style-name="P7">More importantly, the merger will decrease future WG21 burden by managing a single International Standard, rather than two. This reduces not only the number of published Standards, but also the amount of such future overhead as working papers, issues lists, Project <text:soft-page-break/>Editors, and the like.</text:p>
        </text:list-item>
        <text:list-item>
          <text:p text:style-name="P7">Even more importantly, members of the user community have expressed interest in maintaining and enhancing the functionality provided by IS 29124:2010. (See, for example, [<text:reference-ref text:reference-format="text" text:ref-name="N3060">N3060</text:reference-ref>, <text:reference-ref text:reference-format="text" text:ref-name="N1668">N1668</text:reference-ref>].) However, WG21 has no vehicle to do so, as IS 29124:2010 is considered a completed project.</text:p>
        </text:list-item>
        <text:list-item>
          <text:p text:style-name="P7">If it were merged into the C++17 standard, our usual process would be able to evaluate and act on such proposals. Finally, it is relevant to take this step in time for C++17, because IS 29124:2010 will come before WG21 in 2015 per the usual ISO rule for periodic review. This is thus an appropriate time to plan this Standard’s retiremen<text:span text:style-name="T1">t.</text:span></text:p>
        </text:list-item>
        <text:list-item>
          <text:p text:style-name="P14">Users of special math functions have been served by Boost.Math and by TR1 which for better or worse have become pseudo-standards in C++. <text:s/>Standardization of the last bit of TR1 – Special Math Functions – would allow users and implementers to stick a fork in TR1 and deprecate it completely. <text:s/><text:span text:style-name="T8">The problematic hypergeometric functions, removed between TR1 and IS 29124:2010 due to implementability concerns, could be offered as vendor extensions to complete the migration.</text:span></text:p>
        </text:list-item>
      </text:list>
      <text:section text:style-name="Sect1" text:name="Proposed wording">
        <text:h text:style-name="Heading_20_3" text:outline-level="3">Proposed wording</text:h>
      </text:section>
      <text:p text:style-name="P2">All proposed wording is relative to WG21 draft [N4296]. Text in <text:span text:style-name="T3">green</text:span> is to be added; editorial</text:p>
      <text:p text:style-name="P2">notes are displayed against a <text:span text:style-name="T2">gray background</text:span>.<text:note text:id="ftn4" text:note-class="footnote"><text:note-citation>5</text:note-citation><text:note-body><text:p text:style-name="P18">The technical content of [<text:reference-ref text:reference-format="text" text:ref-name="ISO10">ISO10</text:reference-ref>], in the form of LaTeX machine-readable text, will be made available to the WG21 Project Editor to help insure the smoothest possible transition.</text:p></text:note-body></text:note></text:p>
      <text:p text:style-name="P3">Additionally, the appearance in &lt;cmath&gt; of the functions and other specifications of clause [sf]</text:p>
      <text:p text:style-name="P3">is conditionally supported. The macro __STDCPP_MATH_SPEC_FUNCS__ shall correspondingly be</text:p>
      <text:p text:style-name="P3">conditionally defined by the implementation with the same value as the macro __cplusplus</text:p>
      <text:p text:style-name="P3">[cpp.predefined].</text:p>
      <text:p text:style-name="P4">At the level of and following [c.math], create a new subclause with heading and initial content</text:p>
      <text:p text:style-name="P4">the same as IS 29124:2010’s clause [sf], “Mathematical special functions,” renumbering as</text:p>
      <text:p text:style-name="P4">appropriate to the new context. Then adjust the newly-imported [sf.cmath]/2 as follows:</text:p>
      <text:p text:style-name="P2">. . . . The detailed signatures added <text:span text:style-name="T3">in namespace std</text:span> to header &lt;cmath&gt; are: . . .</text:p>
      <text:p text:style-name="P4">Merge IS 29124:2010’s clause [norm], “Normative References,” into [intro.refs], and merge</text:p>
      <text:p text:style-name="P4">IS 29124:2010’s clause [terms], “Terms, definitions, and symbols,” into [intro.defs], each in</text:p>
      <text:p text:style-name="P4">an order determined at the discretion of the Project Editor.</text:p>
      <text:section text:style-name="Sect1" text:name="Acknowledgments">
        <text:h text:style-name="Heading_20_3" text:outline-level="3">Acknowledgments</text:h>
      </text:section>
      <text:p text:style-name="P2">Many thanks to everyone who helped during the evolution of Mathematical Special Functions in</text:p>
      <text:p text:style-name="P2">the C++ standard library.</text:p>
      <text:p text:style-name="P2">Special thanks to WG14 for its early and enthusiastic embrace of Mathematical Special</text:p>
      <text:p text:style-name="P2">Functions for the C library.</text:p>
      <text:section text:style-name="Sect1" text:name="Bibliography">
        <text:h text:style-name="Heading_20_3" text:outline-level="3">Bibliography</text:h>
      </text:section>
      <text:p text:style-name="P2">[<text:reference-mark-start text:name="Ben07"/>Ben07<text:reference-mark-end text:name="Ben07"/>] [John] Benito: “Rationale to change ISO/IEC JTC 1/SC 22 Program of Work for TR 24727 to</text:p>
      <text:p text:style-name="P2">IS 24747.” ISO/IEC JTC1/SC22/WG14 document N1234, 2007-04-28.</text:p>
      <text:p text:style-name="P2"><text:a xlink:type="simple" xlink:href="http://www.open-std.org/jtc1/sc22/wg14/www/docs/n1234.htm" text:style-name="Internet_20_link" text:visited-style-name="Visited_20_Internet_20_Link">http://www.open-std.org/jtc1/sc22/wg14/www/docs/n1234.htm</text:a>.</text:p>
      <text:p text:style-name="P2">[<text:reference-mark-start text:name="ISO07"/>ISO07<text:reference-mark-end text:name="ISO07"/>] International Organization for Standardization: “Information technology — Programming lan-</text:p>
      <text:p text:style-name="P2">guages — Technical Report on C++ Library Extensions.” ISO/IEC document TR 19768:2007.</text:p>
      <text:p text:style-name="P2">[<text:reference-mark-start text:name="ISO09"/>ISO09<text:reference-mark-end text:name="ISO09"/>] International Organization for Standardization: “Information technology — Programming lan-</text:p>
      <text:p text:style-name="P2">guages — Programming languages, their environments and system software interfaces — Ex-</text:p>
      <text:p text:style-name="P2">tensions to the C Library to support mathematical special functions.” ISO/IEC document</text:p>
      <text:p text:style-name="P2"><text:soft-page-break/>IS 24747:2009.</text:p>
      <text:p text:style-name="P2">[<text:reference-mark-start text:name="ISO10"/>ISO10<text:reference-mark-end text:name="ISO10"/>] International Organization for Standardization: “Information technology — Programming lan-</text:p>
      <text:p text:style-name="P2">guages — Programming languages, their environments and system software interfaces — Ex-</text:p>
      <text:p text:style-name="P2">tensions to the C++ Library to support mathematical special functions.” ISO/IEC document IS 29124:2010.</text:p>
      <text:p text:style-name="P11">[<text:reference-mark-start text:name="N1069"/><text:reference-mark-start text:name="N1668"/>N1<text:span text:style-name="T6">668</text:span><text:reference-mark-end text:name="N1668"/><text:reference-mark-end text:name="N1069"/>] Paul A Bristow: “A Proposal to add Mathematical Functions <text:span text:style-name="T5">for Statistics </text:span>to the C++ Standard Library” JTC 1/SC22/WG14/N1069, WG21/N1668, 11 Aug 2004.</text:p>
      <text:p text:style-name="P11"><text:a xlink:type="simple" xlink:href="http://www.open-std.org/jtc1/sc22/wg21/docs/papers/2004/n1668.pdf" text:style-name="Internet_20_link" text:visited-style-name="Visited_20_Internet_20_Link"><text:span text:style-name="T6">http://www.open-std.org/jtc1/sc22/wg21/docs/papers/2004/n1668.pdf</text:span></text:a><text:span text:style-name="T6">.</text:span></text:p>
      <text:p text:style-name="P2">[<text:reference-mark-start text:name="N1372"/>N1372<text:reference-mark-end text:name="N1372"/>] P. J. Plauger: “Proposed C99 Library Additions to C++ (Revised).” ISO/IEC JTC1/SC22/WG21 document N1372 (post-Curacao mailing), Undated.</text:p>
      <text:p text:style-name="P2"><text:a xlink:type="simple" xlink:href="http://www.open-std.org/jtc1/sc22/wg21/docs/papers/2002/n1372.txt" text:style-name="Internet_20_link" text:visited-style-name="Visited_20_Internet_20_Link">http://www.open-std.org/jtc1/sc22/wg21/docs/papers/2002/n1372.txt</text:a>.</text:p>
      <text:p text:style-name="P2">[<text:reference-mark-start text:name="N1422"/>N1422<text:reference-mark-end text:name="N1422"/>] Walter E. Brown: “A Proposal to Add Mathematical Special Functions to the C++ Standard Library.” ISO/IEC JTC1/SC22/WG21 document N1422 (pre-Oxford mailing), 2003-02-24.</text:p>
      <text:p text:style-name="P2"><text:a xlink:type="simple" xlink:href="http://www.open-std.org/jtc1/sc22/wg21/docs/papers/2003/n1422.html" text:style-name="Internet_20_link" text:visited-style-name="Visited_20_Internet_20_Link">http://www.open-std.org/jtc1/sc22/wg21/docs/papers/2003/n1422.html</text:a>.</text:p>
      <text:p text:style-name="P2">[<text:reference-mark-start text:name="N1502"/>N1502<text:reference-mark-end text:name="N1502"/>] P. J. Plauger: “Proposed Signature Changes for Special Math Functions in TR-1.” ISO/IEC JTC1/SC22/WG21 document N1502 (pre-Kona mailing), Undated.</text:p>
      <text:p text:style-name="P2">http://www.open-std.org/jtc1/sc22/wg21/docs/papers/2003/n1502.txt.</text:p>
      <text:p text:style-name="P2">[<text:reference-mark-start text:name="N1514"/>N1514<text:reference-mark-end text:name="N1514"/>] Walter E. Brown: “A Proposal to Add Mathematical Special Functions to the C++ Standard Library (version 2).” ISO/IEC JTC1/SC22/WG21 document N1514 (pre-Kona mailing), 2003-05-15.</text:p>
      <text:p text:style-name="P2"><text:a xlink:type="simple" xlink:href="http://www.open-std.org/jtc1/sc22/wg21/docs/papers/2003/n1514.pdf" text:style-name="Internet_20_link" text:visited-style-name="Visited_20_Internet_20_Link">http://www.open-std.org/jtc1/sc22/wg21/docs/papers/2003/n1514.pdf</text:a>.</text:p>
      <text:p text:style-name="P10">[<text:reference-mark-start text:name="N1542"/>N1542<text:reference-mark-end text:name="N1542"/>] Walter E. Brown: “A Proposal to Add Mathematical Special Functions to the C++ Standard Library (version 3).” ISO/IEC JTC1/SC22/WG21 document N1542 (post-Kona mailing), 2003-10-28.</text:p>
      <text:p text:style-name="P10"><text:a xlink:type="simple" xlink:href="http://www.open-std.org/jtc1/sc22/wg21/docs/papers/2003/n1542.pdf" text:style-name="Internet_20_link" text:visited-style-name="Visited_20_Internet_20_Link">http://www.open-std.org/jtc1/sc22/wg21/docs/papers/2003/n1542.pdf</text:a>.</text:p>
      <text:p text:style-name="P10">[<text:reference-mark-start text:name="N1564"/>N1564<text:reference-mark-end text:name="N1564"/>] William M. Miller: “Core Issue 195 and ‘Conditionally-Supported Behavior’.” ISO/IEC JTC1/SC22/WG21 document N1564 (pre-Sydney mailing), 2004-02-12.</text:p>
      <text:p text:style-name="P10"><text:a xlink:type="simple" xlink:href="http://www.open-std.org/jtc1/sc22/wg21/docs/papers/2004/n1564.pdf" text:style-name="Internet_20_link" text:visited-style-name="Visited_20_Internet_20_Link">http://www.open-std.org/jtc1/sc22/wg21/docs/papers/2004/n1564.pdf</text:a>.</text:p>
      <text:p text:style-name="P10">[<text:reference-mark-start text:name="N1570"/>N1570<text:reference-mark-end text:name="N1570"/>] P. J. Plauger: “Corrections to Domain-error Reporting for TR1 Chapter on Special Math Functions.”</text:p>
      <text:p text:style-name="P10">ISO/IEC JTC1/SC22/WG21 document N1570 (pre-Sydney mailing), Undated.</text:p>
      <text:p text:style-name="P10"><text:a xlink:type="simple" xlink:href="http://www.open-std.org/jtc1/sc22/wg21/docs/papers/2004/n1570.txt" text:style-name="Internet_20_link" text:visited-style-name="Visited_20_Internet_20_Link">http://www.open-std.org/jtc1/sc22/wg21/docs/papers/2004/n1570.txt</text:a>.</text:p>
      <text:p text:style-name="P10">[<text:reference-mark-start text:name="N1627"/>N1627<text:reference-mark-end text:name="N1627"/>] William M. Miller: “‘Conditionally-Supported Behavior’ (Rev. 1).” ISO/IEC JTC1/SC22/WG21 document N1627 (post-Sydney mailing), 2004-04-04.</text:p>
      <text:p text:style-name="P10"><text:a xlink:type="simple" xlink:href="http://www.open-std.org/jtc1/sc22/wg21/docs/papers/2004/n1627.pdf" text:style-name="Internet_20_link" text:visited-style-name="Visited_20_Internet_20_Link">http://www.open-std.org/jtc1/sc22/wg21/docs/papers/2004/n1627.pdf</text:a>.</text:p>
      <text:p text:style-name="P10">[<text:reference-mark-start text:name="N1665"/>N1665<text:reference-mark-end text:name="N1665"/>] John Marraffino and Marc Paterno: “Guidelines for Domain Errors in Mathematical Special Functions.” ISO/IEC JTC1/SC22/WG21 document N1665 (2004-07 mid-Sydney/Redmond mailing), 2004-07-15.</text:p>
      <text:p text:style-name="P10"><text:a xlink:type="simple" xlink:href="http://www.open-std.org/jtc1/sc22/wg21/docs/papers/2004/n1665.pdf" text:style-name="Internet_20_link" text:visited-style-name="Visited_20_Internet_20_Link">http://www.open-std.org/jtc1/sc22/wg21/docs/papers/2004/n1665.pdf</text:a>.</text:p>
      <text:p text:style-name="P10">[<text:reference-mark-start text:name="N1884"/>N1884<text:reference-mark-end text:name="N1884"/>] P. J. Plauger and Chris Walker: “Further Restrictions on Special Math Functions.” ISO/IEC JTC1/SC22/WG21 document N1884 (pre-Tremblant mailing), 2005-08-26.</text:p>
      <text:p text:style-name="P10"><text:a xlink:type="simple" xlink:href="http://www.open-std.org/jtc1/sc22/wg21/docs/papers/2005/n1884.txt" text:style-name="Internet_20_link" text:visited-style-name="Visited_20_Internet_20_Link">http://www.open-std.org/jtc1/sc22/wg21/docs/papers/2005/n1884.txt</text:a>.</text:p>
      <text:p text:style-name="P10">[<text:reference-mark-start text:name="N3060"/>N3060<text:reference-mark-end text:name="N3060"/>] Walter E. Brown: “Final Draft International Standard 29124.” ISO/IEC JTC1/SC22/WG21 document N3060 (post-Pittsburgh mailing), 2010-03-06.</text:p>
      <text:p text:style-name="P10"><text:a xlink:type="simple" xlink:href="http://www.open-std.org/jtc1/sc22/wg21/docs/papers/2010/n3060.pdf" text:style-name="Internet_20_link" text:visited-style-name="Visited_20_Internet_20_Link">http://www.open-std.org/jtc1/sc22/wg21/docs/papers/2010/n3060.pdf</text:a>.</text:p>
      <text:p text:style-name="P10">[<text:reference-mark-start text:name="N3494"/>N3494<text:reference-mark-end text:name="N3494"/>] Vincent Reverdy: “A Proposal to Add Special Mathematical Functions According to the ISO/IEC 80000-2:2009 standard.” ISO/IEC JTC1/SC22/WG21 document N3494 (mid-Portland/Bristol</text:p>
      <text:p text:style-name="P10">mailing), 2012-12-19.</text:p>
      <text:p text:style-name="P10"><text:a xlink:type="simple" xlink:href="http://www.open-std.org/jtc1/sc22/wg21/docs/papers/2012/n3494.pdf" text:style-name="Internet_20_link" text:visited-style-name="Visited_20_Internet_20_Link">http://www.open-std.org/jtc1/sc22/wg21/docs/papers/2012/n3494.pdf</text:a>.</text:p>
      <text:p text:style-name="P10">[<text:reference-mark-start text:name="N4296"/>N4296<text:reference-mark-end text:name="N4296"/>] Richard Smith: “Working Draft, Standard for Programming Language C++.” ISO/IEC JTC1/SC22/WG21 document N4296 (post-Urbana mailing), 2014-11-19.</text:p>
      <text:p text:style-name="P10"><text:soft-page-break/><text:a xlink:type="simple" xlink:href="http://www.open-std.org/jtc1/sc22/wg21/docs/papers/2014/n4296.pdf" text:style-name="Internet_20_link" text:visited-style-name="Visited_20_Internet_20_Link">http://www.open-std.org/jtc1/sc22/wg21/docs/papers/2014/n4296.pdf</text:a>.</text:p>
      <text:p text:style-name="P10"/>
      <text:section text:style-name="Sect1" text:name="Revision history">
        <text:h text:style-name="Heading_20_3" text:outline-level="3">Revision history</text:h>
      </text:section>
      <table:table table:name="Table1" table:style-name="Table1">
        <table:table-column table:style-name="Table1.A"/>
        <table:table-column table:style-name="Table1.B"/>
        <table:table-column table:style-name="Table1.C"/>
        <table:table-row>
          <table:table-cell table:style-name="Table1.A1" office:value-type="string">
            <text:p text:style-name="P12">Version</text:p>
          </table:table-cell>
          <table:table-cell table:style-name="Table1.A1" office:value-type="string">
            <text:p text:style-name="P12">Date</text:p>
          </table:table-cell>
          <table:table-cell table:style-name="Table1.C1" office:value-type="string">
            <text:p text:style-name="P12">Changes</text:p>
          </table:table-cell>
        </table:table-row>
        <table:table-row>
          <table:table-cell table:style-name="Table1.A2" office:value-type="string">
            <text:p text:style-name="P19">1</text:p>
          </table:table-cell>
          <table:table-cell table:style-name="Table1.A2" office:value-type="string">
            <text:p text:style-name="P12">2013-03-12</text:p>
          </table:table-cell>
          <table:table-cell table:style-name="Table1.C2" office:value-type="string">
            <text:list xml:id="list6736221668622395342" text:style-name="L2">
              <text:list-item>
                <text:p text:style-name="P13">Published as N3548.</text:p>
              </text:list-item>
            </text:list>
          </table:table-cell>
        </table:table-row>
        <table:table-row>
          <table:table-cell table:style-name="Table1.A2" office:value-type="string">
            <text:p text:style-name="P19">2</text:p>
          </table:table-cell>
          <table:table-cell table:style-name="Table1.A2" office:value-type="string">
            <text:p text:style-name="P12">2013-08-30</text:p>
          </table:table-cell>
          <table:table-cell table:style-name="Table1.C2" office:value-type="string">
            <text:list xml:id="list7249887730502858402" text:style-name="L3">
              <text:list-item>
                <text:p text:style-name="P20">Removed inadvertently duplicated word.</text:p>
              </text:list-item>
              <text:list-item>
                <text:p text:style-name="P20">Corrected N1884’s authorship; apologies for the accidental omission.</text:p>
              </text:list-item>
              <text:list-item>
                <text:p text:style-name="P20">Identified the WG21 Convener by name as well as title.</text:p>
              </text:list-item>
              <text:list-item>
                <text:p text:style-name="P20">Updated relative to the latest Working Draft.</text:p>
              </text:list-item>
              <text:list-item>
                <text:p text:style-name="P20">Published as N3743.</text:p>
              </text:list-item>
            </text:list>
          </table:table-cell>
        </table:table-row>
        <table:table-row>
          <table:table-cell table:style-name="Table1.A2" office:value-type="string">
            <text:p text:style-name="P19">3</text:p>
          </table:table-cell>
          <table:table-cell table:style-name="Table1.A2" office:value-type="string">
            <text:p text:style-name="P12">2015-04-09</text:p>
          </table:table-cell>
          <table:table-cell table:style-name="Table1.C2" office:value-type="string">
            <text:list xml:id="list1986987033299920071" text:style-name="L4">
              <text:list-item>
                <text:p text:style-name="P21">Updated to propose C++17 incorporation (rather than C++14).</text:p>
              </text:list-item>
              <text:list-item>
                <text:p text:style-name="P21">Updated relative to the latest Working Draft.</text:p>
              </text:list-item>
              <text:list-item>
                <text:p text:style-name="P21">Published as N4437.</text:p>
              </text:list-item>
            </text:list>
          </table:table-cell>
        </table:table-row>
        <table:table-row>
          <table:table-cell table:style-name="Table1.A2" office:value-type="string">
            <text:p text:style-name="P19">4</text:p>
          </table:table-cell>
          <table:table-cell table:style-name="Table1.A2" office:value-type="string">
            <text:p text:style-name="P19">2016-02-xx</text:p>
          </table:table-cell>
          <table:table-cell table:style-name="Table1.C2" office:value-type="string">
            <text:list xml:id="list8386249907772494478" text:style-name="L5">
              <text:list-item>
                <text:p text:style-name="P22">Updated to remove references to conditional support.</text:p>
              </text:list-item>
              <text:list-item>
                <text:p text:style-name="P23">Updated to stress the implementability and stability of the required algorithms.</text:p>
              </text:list-item>
              <text:list-item>
                <text:p text:style-name="P24">Published as Nxxxx.</text:p>
              </text:list-item>
            </text:list>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Smith-rowland</meta:initial-creator>
    <meta:creation-date>2016-01-31T14:44:43.968289641</meta:creation-date>
    <dc:date>2016-02-02T11:42:59.248216115</dc:date>
    <dc:creator>Edward Smith-rowland</dc:creator>
    <meta:editing-duration>PT1H50M6S</meta:editing-duration>
    <meta:editing-cycles>20</meta:editing-cycles>
    <meta:generator>LibreOffice/4.4.6.3$Linux_X86_64 LibreOffice_project/40m0$Build-3</meta:generator>
    <meta:document-statistic meta:table-count="1" meta:image-count="0" meta:object-count="0" meta:page-count="4" meta:paragraph-count="122" meta:word-count="1528" meta:character-count="11473" meta:non-whitespace-character-count="10069"/>
  </office:meta>
</office:document-meta>
</file>